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0d634" officeooo:paragraph-rsid="0000d634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0d634" officeooo:paragraph-rsid="0000d634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2:01:04.117000000</meta:creation-date>
    <dc:date>2022-10-15T12:03:24.828000000</dc:date>
    <meta:editing-duration>PT2M2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2.2$Windows_X86_64 LibreOffice_project/49f2b1bff42cfccbd8f788c8dc32c1c309559be0</meta:generator>
  </office:meta>
</office:document-meta>
</file>